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AndCaption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AndCaption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AndCaptionLayoutManager.addAreas( PositionIterator parentIter , LayoutContext layo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AndCaption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AndCaption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AndCaption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AndCaptionLayoutManager.TableAndCaptionLayoutManager( TableAndCap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AndCaptionLayoutManager.getTableAndCaptio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